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b24d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19e84b" officeooo:paragraph-rsid="0019e84b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19e84b" officeooo:paragraph-rsid="001b8547" style:font-weight-asian="bold" style:font-weight-complex="bold"/>
    </style:style>
    <style:style style:name="P4" style:family="paragraph" style:parent-style-name="Preformatted_20_Text">
      <style:text-properties officeooo:paragraph-rsid="001b8547"/>
    </style:style>
    <style:style style:name="P5" style:family="paragraph" style:parent-style-name="Preformatted_20_Text">
      <style:text-properties fo:color="#c9211e" loext:opacity="100%"/>
    </style:style>
    <style:style style:name="P6" style:family="paragraph" style:parent-style-name="Preformatted_20_Text">
      <style:text-properties fo:color="#00a933" loext:opacity="100%"/>
    </style:style>
    <style:style style:name="P7" style:family="paragraph" style:parent-style-name="Preformatted_20_Text">
      <style:text-properties fo:color="#00a933" loext:opacity="100%" officeooo:paragraph-rsid="0017b24d"/>
    </style:style>
    <style:style style:name="P8" style:family="paragraph" style:parent-style-name="Preformatted_20_Text">
      <style:text-properties fo:color="#3465a4" loext:opacity="100%"/>
    </style:style>
    <style:style style:name="P9" style:family="paragraph" style:parent-style-name="Preformatted_20_Text">
      <style:text-properties fo:color="#3465a4" loext:opacity="100%" officeooo:paragraph-rsid="00210a85"/>
    </style:style>
    <style:style style:name="P10" style:family="paragraph" style:parent-style-name="Preformatted_20_Text">
      <style:text-properties fo:color="#ff6d6d" loext:opacity="100%"/>
    </style:style>
    <style:style style:name="P11" style:family="paragraph" style:parent-style-name="Preformatted_20_Text" style:master-page-name="">
      <loext:graphic-properties draw:fill="none"/>
      <style:paragraph-properties fo:margin-left="0cm" fo:margin-right="9.8cm" fo:margin-top="0cm" fo:margin-bottom="0cm" style:contextual-spacing="false" fo:text-indent="0cm" style:auto-text-indent="false" style:page-number="auto" fo:background-color="transparent"/>
      <style:text-properties officeooo:paragraph-rsid="0017b24d"/>
    </style:style>
    <style:style style:name="T1" style:family="text">
      <style:text-properties officeooo:rsid="001b8547"/>
    </style:style>
    <style:style style:name="T2" style:family="text">
      <style:text-properties style:text-underline-style="none" fo:font-weight="normal" officeooo:rsid="0019e84b" style:font-weight-asian="normal" style:font-weight-complex="normal"/>
    </style:style>
    <style:style style:name="T3" style:family="text">
      <style:text-properties style:text-underline-style="none" fo:font-weight="normal" officeooo:rsid="001b8547" style:font-weight-asian="normal" style:font-weight-complex="normal"/>
    </style:style>
    <style:style style:name="T4" style:family="text">
      <style:text-properties fo:color="#c9211e" loext:opacity="100%"/>
    </style:style>
    <style:style style:name="T5" style:family="text">
      <style:text-properties fo:color="#00a933" loext:opacity="100%"/>
    </style:style>
    <style:style style:name="T6" style:family="text">
      <style:text-properties fo:color="#3465a4" loext:opacity="100%"/>
    </style:style>
    <style:style style:name="T7" style:family="text">
      <style:text-properties fo:color="#ff6d6d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1</text:p>
      <text:p text:style-name="Preformatted_20_Text">EMUFPHZLRFAXYUSDJKZLDKRNSHGNFIVJ</text:p>
      <text:p text:style-name="Preformatted_20_Text">YQTQUXQBQVYUVLLTREVJYQTMKYRDMFD</text:p>
      <text:p text:style-name="Preformatted_20_Text"/>
      <text:p text:style-name="P2">K2</text:p>
      <text:p text:style-name="Preformatted_20_Text">VFPJUDEEHZWETZYVGWHKKQETGFQJNCE</text:p>
      <text:p text:style-name="Preformatted_20_Text">GGWHKK?DQMCPFQZDQMMIAGPFXHQRLG</text:p>
      <text:p text:style-name="Preformatted_20_Text">TIMVMZJANQLVKQEDAGDVFRPJUNGEUNA</text:p>
      <text:p text:style-name="Preformatted_20_Text">QZGZLECGYUXUEENJTBJLBQCRTBJDFHRR</text:p>
      <text:p text:style-name="Preformatted_20_Text">YIZETKZEMVDUFKSJHKFWHKUWQLSZFTI</text:p>
      <text:p text:style-name="Preformatted_20_Text">HHDDDUVH?DWKBFUFPWNTDFIYCUQZERE</text:p>
      <text:p text:style-name="Preformatted_20_Text">EVLDKFEZMOQQJLTTUGSYQPFEUNLAVIDX</text:p>
      <text:p text:style-name="Preformatted_20_Text">FLGGTEZ?FKZBSFDQVGOGIPUFXHHDRKF</text:p>
      <text:p text:style-name="Preformatted_20_Text">FHQNTGPUAECNUVPDJMQCLQUMUNEDFQ</text:p>
      <text:p text:style-name="Preformatted_20_Text">ELZZVRRGKFFVOEEXBDMVPNFQXEZLGRE</text:p>
      <text:p text:style-name="Preformatted_20_Text">DNQFMPNZGLFLPMRJQYALMGNUVPDXVKP</text:p>
      <text:p text:style-name="Preformatted_20_Text">DQUMEBEDMHDAFMJGZNUPLGEWJLLAETG</text:p>
      <text:p text:style-name="Preformatted_20_Text"/>
      <text:p text:style-name="P2">K3</text:p>
      <text:p text:style-name="P10">ENDYAHROHNLSRHEOCPTEOIBIDYSHNAIA</text:p>
      <text:p text:style-name="P5"><text:span text:style-name="T7">CHTNREYULDSLLSLLNO</text:span>HSNOSMRWXMNE</text:p>
      <text:p text:style-name="P5">TPRNGATIHNRARPESLNNELEBLPIIACAE</text:p>
      <text:p text:style-name="P5">WMTWNDITEENRAHCTENEUDRETNHAEOE</text:p>
      <text:p text:style-name="Preformatted_20_Text"><text:span text:style-name="T4">TFOLS</text:span><text:span text:style-name="T6">EDTIWENHAEIOYTEYQHEENCTAYCR</text:span></text:p>
      <text:p text:style-name="P8">EIFTBRSPAMHHEWENATAMATEGYEERLB</text:p>
      <text:p text:style-name="P8">TEEFOASFIOTUETUAEOTOARMAEERTNRTI</text:p>
      <text:p text:style-name="P9">BSEDDNIAAHTTMSTEWPIEROAGRIEWFEB</text:p>
      <text:p text:style-name="Preformatted_20_Text"><text:span text:style-name="T6">AECTDDHIL</text:span><text:span text:style-name="T5">CEIHSITEGOEAOSDDRYDLORIT</text:span></text:p>
      <text:p text:style-name="P6">RKLMLEHAGTDHARDPNEOHMGFMFEUHE</text:p>
      <text:p text:style-name="P7">ECDMRIPFEIMEHNLSSTTRTVDOHW?</text:p>
      <text:p text:style-name="P1"/>
      <text:p text:style-name="P2">K4</text:p>
      <text:p text:style-name="P11">OBKRUOXOGHULBSOLIFBBWFLRVQQPRNGKSSOTWTQSJQSSEKZZWATJKLUDIAWINFBNYPVTTMZFPKWGDKZXTJCDIGKUHUAUEKCAR</text:p>
      <text:p text:style-name="Standard"/>
      <text:p text:style-name="P3">K4 <text:span text:style-name="T1">clues</text:span></text:p>
      <text:p text:style-name="P3"/>
      <text:p text:style-name="P4"><text:span text:style-name="T2">NYPVTT </text:span><text:span text:style-name="T3">= </text:span>BERLIN</text:p>
      <text:p text:style-name="P4">MZFPK <text:span text:style-name="T1">= </text:span>CLOCK</text:p>
      <text:p text:style-name="P4">QQPRNGKSS <text:span text:style-name="T1">= </text:span>NORTHEAST</text:p>
      <text:p text:style-name="P4">FLRV <text:span text:style-name="T1">= </text:span>EAST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8:46:19.867706601</meta:creation-date>
    <dc:date>2024-05-15T21:17:44.833438012</dc:date>
    <meta:editing-duration>PT2H43M14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1" meta:paragraph-count="35" meta:word-count="44" meta:character-count="945" meta:non-whitespace-character-count="936"/>
  </office:meta>
</office:document-meta>
</file>